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916cm" fo:min-width="5.266cm"/>
    </style:style>
    <style:style style:name="gr2" style:family="graphic" style:parent-style-name="standard">
      <style:graphic-properties draw:textarea-horizontal-align="justify" draw:textarea-vertical-align="middle" draw:auto-grow-height="false" fo:min-height="1.736cm" fo:min-width="5.486cm"/>
    </style:style>
    <style:style style:name="gr3" style:family="graphic" style:parent-style-name="standard">
      <style:graphic-properties draw:textarea-horizontal-align="justify" draw:textarea-vertical-align="middle" draw:auto-grow-height="false" fo:min-height="1.736cm" fo:min-width="6.286cm"/>
    </style:style>
    <style:style style:name="gr4" style:family="graphic" style:parent-style-name="standard">
      <style:graphic-properties draw:textarea-horizontal-align="justify" draw:textarea-vertical-align="middle" draw:auto-grow-height="false" fo:min-height="2.818cm" fo:min-width="7.168cm"/>
    </style:style>
    <style:style style:name="gr5" style:family="graphic" style:parent-style-name="standard">
      <style:graphic-properties draw:textarea-horizontal-align="justify" draw:textarea-vertical-align="middle" draw:auto-grow-height="false" fo:min-height="1.736cm" fo:min-width="3.286cm"/>
    </style:style>
    <style:style style:name="gr6" style:family="graphic" style:parent-style-name="standard">
      <style:graphic-properties draw:textarea-horizontal-align="justify" draw:textarea-vertical-align="middle" draw:auto-grow-height="false" fo:min-height="3.54cm" fo:min-width="8.09cm"/>
    </style:style>
    <style:style style:name="gr7" style:family="graphic" style:parent-style-name="standard">
      <style:graphic-properties svg:stroke-opacity="0%" draw:opacity="100%" draw:opacity-name="Transparency_20_125" draw:textarea-horizontal-align="justify" draw:textarea-vertical-align="middle" draw:auto-grow-height="false" fo:min-height="0.35cm" fo:min-width="1.15cm"/>
    </style:style>
    <style:style style:name="gr8" style:family="graphic" style:parent-style-name="standard">
      <style:graphic-properties svg:stroke-opacity="0%" draw:opacity="100%" draw:opacity-name="Transparency_20_124" draw:textarea-horizontal-align="justify" draw:textarea-vertical-align="middle" draw:auto-grow-height="false" fo:min-height="0.35cm" fo:min-width="1.384cm"/>
    </style:style>
    <style:style style:name="gr9" style:family="graphic" style:parent-style-name="standard">
      <style:graphic-properties svg:stroke-opacity="0%" draw:opacity="100%" draw:opacity-name="Transparency_20_128" draw:textarea-horizontal-align="justify" draw:textarea-vertical-align="middle" draw:auto-grow-height="false" fo:min-height="0.35cm" fo:min-width="1.384cm"/>
    </style:style>
    <style:style style:name="gr10" style:family="graphic" style:parent-style-name="standard">
      <style:graphic-properties svg:stroke-opacity="0%" draw:opacity="100%" draw:opacity-name="Transparency_20_131" draw:textarea-horizontal-align="justify" draw:textarea-vertical-align="middle" draw:auto-grow-height="false" fo:min-height="0.95cm" fo:min-width="2.867cm"/>
    </style:style>
    <style:style style:name="gr11" style:family="graphic" style:parent-style-name="standard">
      <style:graphic-properties svg:stroke-opacity="0%" draw:opacity="100%" draw:opacity-name="Transparency_20_134" draw:textarea-horizontal-align="justify" draw:textarea-vertical-align="middle" draw:auto-grow-height="false" fo:min-height="0.95cm" fo:min-width="3.72cm"/>
    </style:style>
    <style:style style:name="gr12" style:family="graphic" style:parent-style-name="standard">
      <style:graphic-properties svg:stroke-opacity="0%" draw:opacity="100%" draw:opacity-name="Transparency_20_130" draw:textarea-horizontal-align="justify" draw:textarea-vertical-align="middle" draw:auto-grow-height="false" fo:min-height="0.35cm" fo:min-width="2.391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opacity="100%" draw:opacity-name="Transparency_20_125"/>
      <style:paragraph-properties fo:text-align="center"/>
    </style:style>
    <style:style style:name="P3" style:family="paragraph">
      <loext:graphic-properties draw:opacity="100%" draw:opacity-name="Transparency_20_124"/>
      <style:paragraph-properties fo:text-align="center"/>
    </style:style>
    <style:style style:name="P4" style:family="paragraph">
      <loext:graphic-properties draw:opacity="100%" draw:opacity-name="Transparency_20_128"/>
      <style:paragraph-properties fo:text-align="center"/>
    </style:style>
    <style:style style:name="P5" style:family="paragraph">
      <loext:graphic-properties draw:opacity="100%" draw:opacity-name="Transparency_20_131"/>
      <style:paragraph-properties fo:text-align="center"/>
    </style:style>
    <style:style style:name="P6" style:family="paragraph">
      <loext:graphic-properties draw:opacity="100%" draw:opacity-name="Transparency_20_134"/>
      <style:paragraph-properties fo:text-align="center"/>
    </style:style>
    <style:style style:name="P7" style:family="paragraph">
      <loext:graphic-properties draw:opacity="100%" draw:opacity-name="Transparency_20_130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cm" svg:height="2.4cm" svg:x="11.001cm" svg:y="9.48cm">
          <text:p text:style-name="P1">Test for aneuploid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2cm" svg:height="2.2cm" svg:x="6.601cm" svg:y="13.28cm">
          <text:p text:style-name="P1">Aneuploidy inferr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cm" svg:height="2.2cm" svg:x="14.801cm" svg:y="13.28cm">
          <text:p text:style-name="P1">Aneuploidy not inferr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8cm" svg:height="3.4cm" svg:x="0.801cm" svg:y="7.88cm">
          <text:p text:style-name="P1">Find sample most likely </text:p>
          <text:p text:style-name="P1">to contain aneuploidy </text:p>
          <text:p text:style-name="P1">and remove from datas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cm" svg:height="2.2cm" svg:x="12.001cm" svg:y="5.08cm">
          <text:p text:style-name="P1">Calculate <text:span text:style-name="T1">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9cm" svg:height="4.2cm" svg:x="18.201cm" svg:y="5.68cm">
          <text:p text:style-name="P1"><text:span text:style-name="T2">Assign </text:span></text:p>
          <text:p text:style-name="P1"><text:span text:style-name="T2">MLE(ploidy|Remaining samples)</text:span></text:p>
          <text:p text:style-name="P1"><text:span text:style-name="T2">to remaining samples and</text:span></text:p>
          <text:p text:style-name="P1"><text:span text:style-name="T2">MLE(ploidy|sample j) </text:span></text:p>
          <text:p text:style-name="P1"><text:span text:style-name="T2">for all samples removed</text:span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.2cm" svg:height="1.2cm" draw:transform="rotate (-1.5707963267949) translate (14.601cm 7.28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2.511cm" svg:height="1.2cm" draw:transform="rotate (-0.785398163397449) translate (17.05cm 11.08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2.511cm" svg:height="1.2cm" draw:transform="rotate (-2.35619449019235) translate (11.801cm 11.929cm)">
          <text:p/>
          <draw:enhanced-geometry svg:viewBox="0 0 21600 21600" draw:text-areas="?f5 ?f1 ?f6 ?f2" draw:mirror-horizontal="false" draw:mirror-vertical="fals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5" draw:layer="layout" svg:width="3.367cm" svg:height="1.2cm" draw:transform="rotate (-2.35619449019235) translate (7.407cm 11.703cm)">
          <text:p/>
          <draw:enhanced-geometry svg:viewBox="0 0 21600 21600" draw:text-areas="?f5 ?f1 ?f6 ?f2" draw:mirror-horizontal="false" draw:mirror-vertical="tru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6" draw:layer="layout" svg:width="4.22cm" svg:height="1.2cm" draw:transform="rotate (-2.74941717066667) translate (12.201cm 7.467cm)">
          <text:p/>
          <draw:enhanced-geometry svg:viewBox="0 0 21600 21600" draw:text-areas="?f5 ?f1 ?f6 ?f2" draw:mirror-horizontal="true" draw:mirror-vertical="tru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7" draw:layer="layout" svg:width="3.853cm" svg:height="1.2cm" draw:transform="rotate (1.34337992526004) translate (20.866cm 13.526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2.2cm" svg:height="1.2cm" draw:transform="rotate (-1.5707963267949) translate (14.601cm 2.88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24" draw:display-name="Transparency 124" draw:style="linear" draw:start="100%" draw:end="0%" draw:angle="2250" draw:border="0%"/>
    <draw:opacity draw:name="Transparency_20_125" draw:display-name="Transparency 125" draw:style="linear" draw:start="100%" draw:end="0%" draw:angle="1800" draw:border="0%"/>
    <draw:opacity draw:name="Transparency_20_128" draw:display-name="Transparency 128" draw:style="linear" draw:start="100%" draw:end="0%" draw:angle="1350" draw:border="0%"/>
    <draw:opacity draw:name="Transparency_20_130" draw:display-name="Transparency 130" draw:style="linear" draw:start="100%" draw:end="0%" draw:angle="0" draw:border="0%"/>
    <draw:opacity draw:name="Transparency_20_131" draw:display-name="Transparency 131" draw:style="linear" draw:start="100%" draw:end="0%" draw:angle="450" draw:border="0%"/>
    <draw:opacity draw:name="Transparency_20_134" draw:display-name="Transparency 134" draw:style="linear" draw:start="100%" draw:end="0%" draw:angle="3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7T16:14:43.316493456</meta:creation-date>
    <dc:date>2018-08-27T16:15:38.267265267</dc:date>
    <meta:editing-duration>PT55S</meta:editing-duration>
    <meta:editing-cycles>1</meta:editing-cycles>
    <meta:document-statistic meta:object-count="36"/>
    <meta:generator>LibreOffice/5.1.6.2$Linux_X86_64 LibreOffice_project/10m0$Build-2</meta:generator>
  </office:meta>
</office:document-meta>
</file>